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8.527cm"/>
    </style:style>
    <style:style style:name="Tabla1.B" style:family="table-column">
      <style:table-column-properties style:column-width="8.474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05b042" officeooo:paragraph-rsid="0005b042"/>
    </style:style>
    <style:style style:name="P2" style:family="paragraph" style:parent-style-name="Standard">
      <style:paragraph-properties fo:text-align="center" style:justify-single-word="false"/>
      <style:text-properties officeooo:rsid="0005b042" officeooo:paragraph-rsid="0005b042"/>
    </style:style>
    <style:style style:name="P3" style:family="paragraph" style:parent-style-name="Standard">
      <style:paragraph-properties fo:text-align="center" style:justify-single-word="false"/>
      <style:text-properties officeooo:rsid="0005b042" officeooo:paragraph-rsid="0005b3f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05b042" officeooo:paragraph-rsid="0005b3f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05b042" officeooo:paragraph-rsid="0005b3f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05b3fd" officeooo:paragraph-rsid="0005b3f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rsid="0005b3fd" officeooo:paragraph-rsid="0005b3f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0pt" fo:font-weight="bold" officeooo:rsid="0005b3fd" officeooo:paragraph-rsid="0005b3fd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05b042" officeooo:paragraph-rsid="0005b042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officeooo:rsid="0005b042" officeooo:paragraph-rsid="0005b042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font-weight="bold" officeooo:rsid="0005b3fd" officeooo:paragraph-rsid="0005b3fd" style:font-size-asian="16pt" style:font-weight-asian="bold" style:font-size-complex="16pt" style:font-weight-complex="bold"/>
    </style:style>
    <style:style style:name="P12" style:family="paragraph" style:parent-style-name="Text_20_body">
      <style:text-properties fo:font-size="16pt" fo:font-weight="bold" officeooo:rsid="0005b042" style:font-size-asian="16pt" style:font-weight-asian="bold" style:font-size-complex="16pt" style:font-weight-complex="bold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style:text-line-through-style="none" style:text-line-through-type="none" style:font-name="Liberation Mono" fo:font-size="10pt" fo:font-style="normal" style:text-underline-styl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005b042" style:font-size-asian="16pt" style:font-weight-asian="bold" style:font-size-complex="16pt" style:font-weight-complex="bold"/>
    </style:style>
    <style:style style:name="T5" style:family="text">
      <style:text-properties fo:font-size="16pt" fo:font-weight="bold" officeooo:rsid="0005b3fd" style:font-size-asian="16pt" style:font-weight-asian="bold" style:font-size-complex="16pt" style:font-weight-complex="bold"/>
    </style:style>
    <style:style style:name="T6" style:family="text">
      <style:text-properties officeooo:rsid="0005b3fd"/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http://agente.php/" xlink:type="simple">
          <form:properties>
            <form:property form:property-name="PropertyChangeNotificationEnabled" office:value-type="boolean" office:boolean-value="true"/>
          </form:properties>
          <form:radio form:name="sexo" form:control-implementation="ooo:com.sun.star.form.component.RadioButton" xml:id="control1" form:id="control1" form:value="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sexo" form:control-implementation="ooo:com.sun.star.form.component.RadioButton" xml:id="control2" form:id="control2" form:value="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text form:name="unnamed0" form:control-implementation="ooo:com.sun.star.form.component.TextField" xml:id="control3" form:id="control3" form:max-length="15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prejuicio" form:control-implementation="ooo:com.sun.star.form.component.RadioButton" xml:id="control4" form:id="control4" form:value="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prejuicio" form:control-implementation="ooo:com.sun.star.form.component.RadioButton" xml:id="control5" form:id="control5" form:value="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checkbox form:name="unnamed1" form:control-implementation="ooo:com.sun.star.form.component.CheckBox" xml:id="control6" form:id="control6" form:value="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unnamed2" form:control-implementation="ooo:com.sun.star.form.component.CheckBox" xml:id="control7" form:id="control7" form:value="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unnamed3" form:control-implementation="ooo:com.sun.star.form.component.CheckBox" xml:id="control8" form:id="control8" form:value="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unnamed4" form:control-implementation="ooo:com.sun.star.form.component.CheckBox" xml:id="control9" form:id="control9" form:value="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unnamed5" form:control-implementation="ooo:com.sun.star.form.component.CheckBox" xml:id="control10" form:id="control10" form:value="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unnamed6" form:control-implementation="ooo:com.sun.star.form.component.CheckBox" xml:id="control11" form:id="control11" form:value="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unnamed7" form:control-implementation="ooo:com.sun.star.form.component.CheckBox" xml:id="control12" form:id="control12" form:value="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unnamed8" form:control-implementation="ooo:com.sun.star.form.component.CheckBox" xml:id="control13" form:id="control13" form:value="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radio form:name="sexo" form:control-implementation="ooo:com.sun.star.form.component.RadioButton" xml:id="control14" form:id="control14" form:value="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sexo" form:control-implementation="ooo:com.sun.star.form.component.RadioButton" xml:id="control15" form:id="control15" form:value="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sexo" form:control-implementation="ooo:com.sun.star.form.component.RadioButton" xml:id="control16" form:id="control16" form:value="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sexo" form:control-implementation="ooo:com.sun.star.form.component.RadioButton" xml:id="control17" form:id="control17" form:value="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sexo" form:control-implementation="ooo:com.sun.star.form.component.RadioButton" xml:id="control18" form:id="control18" form:value="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sexo" form:control-implementation="ooo:com.sun.star.form.component.RadioButton" xml:id="control19" form:id="control19" form:value="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prejuicio" form:control-implementation="ooo:com.sun.star.form.component.RadioButton" xml:id="control20" form:id="control20" form:value="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prejuicio" form:control-implementation="ooo:com.sun.star.form.component.RadioButton" xml:id="control21" form:id="control21" form:value="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prejuicio" form:control-implementation="ooo:com.sun.star.form.component.RadioButton" xml:id="control22" form:id="control22" form:value="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prejuicio" form:control-implementation="ooo:com.sun.star.form.component.RadioButton" xml:id="control23" form:id="control23" form:value="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prejuicio" form:control-implementation="ooo:com.sun.star.form.component.RadioButton" xml:id="control24" form:id="control24" form:value="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prejuicio" form:control-implementation="ooo:com.sun.star.form.component.RadioButton" xml:id="control25" form:id="control25" form:value="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prejuicio" form:control-implementation="ooo:com.sun.star.form.component.RadioButton" xml:id="control26" form:id="control26" form:value="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prejuicio" form:control-implementation="ooo:com.sun.star.form.component.RadioButton" xml:id="control27" form:id="control27" form:value="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prejuicio" form:control-implementation="ooo:com.sun.star.form.component.RadioButton" xml:id="control28" form:id="control28" form:value="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ENCUESTA ANÓNIMA</text:p>
      <text:p text:style-name="P2"><text:line-break/><text:span text:style-name="T3">Sexo </text:span><text:line-break/><text:line-break/><draw:control text:anchor-type="as-char" draw:z-index="0" draw:style-name="gr1" draw:text-style-name="P13" svg:width="0.345cm" svg:height="0.345cm" draw:control="control1"/><text:span text:style-name="T1">Hombre <text:s/></text:span><text:span text:style-name="T1"><draw:control text:anchor-type="as-char" draw:z-index="1" draw:style-name="gr1" draw:text-style-name="P13" svg:width="0.345cm" svg:height="0.345cm" draw:control="control2"/></text:span><text:span text:style-name="T1">Mujer </text:span><text:line-break/><text:line-break/><text:span text:style-name="T3">Edad <text:line-break/></text:span><text:line-break/><draw:control text:anchor-type="as-char" draw:z-index="2" draw:style-name="gr1" draw:text-style-name="P14" svg:width="4.446cm" svg:height="0.715cm" draw:control="control3"/> </text:p>
      <text:p text:style-name="P2"/>
      <text:p text:style-name="P2"/>
      <text:p text:style-name="P7">¿Que significa fetiche para ti? </text:p>
      <text:p text:style-name="P6"/>
      <text:p text:style-name="P2"><text:line-break/><text:span text:style-name="T3">¿Con qué frecuencia te pones los pendientes de aros? </text:span><text:span text:style-name="T1"><text:line-break/><text:line-break/></text:span><text:span text:style-name="T1"><draw:control text:anchor-type="as-char" draw:z-index="13" draw:style-name="gr1" draw:text-style-name="P13" svg:width="0.345cm" svg:height="0.345cm" draw:control="control14"/></text:span><text:span text:style-name="T1">Nunca</text:span></text:p>
      <text:p text:style-name="P9"/>
      <text:p text:style-name="P2"><text:span text:style-name="T1"><draw:control text:anchor-type="as-char" draw:z-index="14" draw:style-name="gr1" draw:text-style-name="P13" svg:width="0.345cm" svg:height="0.345cm" draw:control="control15"/></text:span><text:span text:style-name="T1">Rara vez</text:span></text:p>
      <text:p text:style-name="P9"/>
      <text:p text:style-name="P2"><text:span text:style-name="T1"><draw:control text:anchor-type="as-char" draw:z-index="15" draw:style-name="gr1" draw:text-style-name="P13" svg:width="0.345cm" svg:height="0.345cm" draw:control="control16"/></text:span><text:span text:style-name="T1">A veces</text:span></text:p>
      <text:p text:style-name="P9"/>
      <text:p text:style-name="P2"><text:span text:style-name="T1"><draw:control text:anchor-type="as-char" draw:z-index="16" draw:style-name="gr1" draw:text-style-name="P13" svg:width="0.345cm" svg:height="0.345cm" draw:control="control17"/></text:span><text:span text:style-name="T1">A menudo</text:span></text:p>
      <text:p text:style-name="P9"/>
      <text:p text:style-name="P2"><text:span text:style-name="T1"><draw:control text:anchor-type="as-char" draw:z-index="17" draw:style-name="gr1" draw:text-style-name="P13" svg:width="0.345cm" svg:height="0.345cm" draw:control="control18"/></text:span><text:span text:style-name="T1">Casi todos los días</text:span></text:p>
      <text:p text:style-name="P9"/>
      <text:p text:style-name="P3"><text:span text:style-name="T1"><draw:control text:anchor-type="as-char" draw:z-index="18" draw:style-name="gr1" draw:text-style-name="P13" svg:width="0.345cm" svg:height="0.345cm" draw:control="control19"/></text:span><text:span text:style-name="T1">Todos los días <text:line-break/><text:line-break/></text:span><text:span text:style-name="T3">Escriba el motivo por el cual NO te pones pendientes grandes de aros: </text:span><text:line-break/><text:line-break/></text:p>
      <text:p text:style-name="P3"><text:s/><text:line-break/><text:line-break/><text:span text:style-name="T3">Crees que los aros grandes son un mal prejuicio?</text:span></text:p>
      <text:p text:style-name="P10"/>
      <text:p text:style-name="P3"><text:span text:style-name="T3"><text:s/></text:span><text:span text:style-name="T2"><draw:control text:anchor-type="as-char" draw:z-index="3" draw:style-name="gr1" draw:text-style-name="P13" svg:width="0.345cm" svg:height="0.345cm" draw:control="control4"/></text:span><text:span text:style-name="T2"><text:s/></text:span><text:span text:style-name="T3">Si </text:span><text:span text:style-name="T3"><draw:control text:anchor-type="as-char" draw:z-index="4" draw:style-name="gr1" draw:text-style-name="P13" svg:width="0.345cm" svg:height="0.345cm" draw:control="control5"/></text:span><text:span text:style-name="T3"><text:s/>No</text:span><text:span text:style-name="T2"> </text:span><text:line-break/><text:line-break/><text:span text:style-name="T3">Que horóscopo crees que es el que tiene mas fetichistas? </text:span><text:line-break/></text:p>
      <text:p text:style-name="P3"/>
      <text:p text:style-name="P3"/>
      <text:p text:style-name="P3"/>
      <text:p text:style-name="P3"/>
      <text:p text:style-name="P3"/>
      <text:p text:style-name="P3"><text:line-break/> <text:line-break/></text:p>
      <text:p text:style-name="P3"><text:soft-page-break/><text:span text:style-name="T3">Escoge los principios básicos de todo fetichista</text:span> </text:p>
      <text:p text:style-name="P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Table_20_Contents"><draw:control text:anchor-type="as-char" draw:z-index="5" draw:style-name="gr1" draw:text-style-name="P13" svg:width="0.345cm" svg:height="0.345cm" draw:control="control6"/>No imponer tu fetiche a nadie </text:p>
          </table:table-cell>
          <table:table-cell table:style-name="Tabla1.A1" office:value-type="string">
            <text:p text:style-name="Table_20_Contents"><draw:control text:anchor-type="as-char" draw:z-index="6" draw:style-name="gr1" draw:text-style-name="P13" svg:width="0.345cm" svg:height="0.345cm" draw:control="control7"/>Respeto </text:p>
          </table:table-cell>
        </table:table-row>
        <table:table-row>
          <table:table-cell table:style-name="Tabla1.A1" office:value-type="string">
            <text:p text:style-name="Table_20_Contents"><draw:control text:anchor-type="as-char" draw:z-index="7" draw:style-name="gr1" draw:text-style-name="P13" svg:width="0.345cm" svg:height="0.345cm" draw:control="control8"/>Encontrar una persona con tu mismo fetiche </text:p>
          </table:table-cell>
          <table:table-cell table:style-name="Tabla1.A1" office:value-type="string">
            <text:p text:style-name="Table_20_Contents"><draw:control text:anchor-type="as-char" draw:z-index="8" draw:style-name="gr1" draw:text-style-name="P13" svg:width="0.345cm" svg:height="0.345cm" draw:control="control9"/>Los fetiches se dan en la adolescencia o en la primera etapa de vida </text:p>
          </table:table-cell>
        </table:table-row>
        <table:table-row>
          <table:table-cell table:style-name="Tabla1.A1" office:value-type="string">
            <text:p text:style-name="Table_20_Contents"><draw:control text:anchor-type="as-char" draw:z-index="9" draw:style-name="gr1" draw:text-style-name="P13" svg:width="0.345cm" svg:height="0.345cm" draw:control="control10"/>Compartir tus gustos libremente </text:p>
          </table:table-cell>
          <table:table-cell table:style-name="Tabla1.A1" office:value-type="string">
            <text:p text:style-name="Table_20_Contents"><draw:control text:anchor-type="as-char" draw:z-index="10" draw:style-name="gr1" draw:text-style-name="P13" svg:width="0.345cm" svg:height="0.345cm" draw:control="control11"/>No tener miedo al contar tus gustos </text:p>
          </table:table-cell>
        </table:table-row>
        <table:table-row>
          <table:table-cell table:style-name="Tabla1.A1" office:value-type="string">
            <text:p text:style-name="Table_20_Contents"><draw:control text:anchor-type="as-char" draw:z-index="11" draw:style-name="gr1" draw:text-style-name="P13" svg:width="0.345cm" svg:height="0.345cm" draw:control="control12"/>Tu fetiche no tiene que hacer daño a nadie, si es así es no es fetiche como tal </text:p>
          </table:table-cell>
          <table:table-cell table:style-name="Tabla1.A1" office:value-type="string">
            <text:p text:style-name="Table_20_Contents"><draw:control text:anchor-type="as-char" draw:z-index="12" draw:style-name="gr1" draw:text-style-name="P13" svg:width="0.345cm" svg:height="0.345cm" draw:control="control13"/>Los fetichistas con fetiches legales suelen ser personas buenas y honestas </text:p>
          </table:table-cell>
        </table:table-row>
      </table:table>
      <text:p text:style-name="Text_20_body"/>
      <text:p text:style-name="Text_20_body"><text:span text:style-name="T4">Cal crees que es el fetiche mas com</text:span><text:span text:style-name="T5">ú</text:span><text:span text:style-name="T4">n? <text:s text:c="2"/></text:span></text:p>
      <text:p text:style-name="P12"/>
      <text:p text:style-name="Text_20_body"><text:span text:style-name="T4">Estas a favor de que se sigan haciendo a</text:span><text:span text:style-name="T5">g</text:span><text:span text:style-name="T4">ujeros en las orejas a las niñas al nacer? <text:s text:c="14"/></text:span><text:span text:style-name="T4"><draw:control text:anchor-type="as-char" draw:z-index="19" draw:style-name="gr1" draw:text-style-name="P13" svg:width="0.345cm" svg:height="0.345cm" draw:control="control20"/></text:span><text:span text:style-name="T4"><text:s/>Si </text:span><text:span text:style-name="T4"><draw:control text:anchor-type="as-char" draw:z-index="20" draw:style-name="gr1" draw:text-style-name="P13" svg:width="0.345cm" svg:height="0.345cm" draw:control="control21"/></text:span><text:span text:style-name="T4"><text:s/>No </text:span></text:p>
      <text:p text:style-name="P5"/>
      <text:p text:style-name="P6">Qué piensas cuando ves pendientes grandes de aro en mujeres? <text:line-break/></text:p>
      <text:p text:style-name="P6"/>
      <text:p text:style-name="P6"/>
      <text:p text:style-name="P6">Qué piensas cuando ves pendientes grandes de aro en hombres? </text:p>
      <text:p text:style-name="P6"/>
      <text:p text:style-name="P6"/>
      <text:p text:style-name="P6"><text:line-break/>¿Tienes miedo del qué dirá la gente? </text:p>
      <text:p text:style-name="P6"/>
      <text:p text:style-name="P6"><text:line-break/></text:p>
      <text:p text:style-name="P6">¿Estarías con un chic@ que se ponga pendientes de aro TODO los días?</text:p>
      <text:p text:style-name="P6"/>
      <text:p text:style-name="P6"/>
      <text:p text:style-name="P6"><text:line-break/>Seleccione el tamaño de los aretes que te pones <text:line-break/></text:p>
      <text:p text:style-name="P4"><text:s/><draw:control text:anchor-type="as-char" draw:z-index="21" draw:style-name="gr1" draw:text-style-name="P13" svg:width="0.345cm" svg:height="0.345cm" draw:control="control22"/><text:s/><text:span text:style-name="T6">XS</text:span> <draw:control text:anchor-type="as-char" draw:z-index="22" draw:style-name="gr1" draw:text-style-name="P13" svg:width="0.345cm" svg:height="0.345cm" draw:control="control23"/><text:s/><text:span text:style-name="T6">S</text:span> <text:s/><draw:control text:anchor-type="as-char" draw:z-index="23" draw:style-name="gr1" draw:text-style-name="P13" svg:width="0.345cm" svg:height="0.345cm" draw:control="control24"/><text:span text:style-name="T6">M</text:span> <draw:control text:anchor-type="as-char" draw:z-index="24" draw:style-name="gr1" draw:text-style-name="P13" svg:width="0.345cm" svg:height="0.345cm" draw:control="control25"/><text:s/><text:span text:style-name="T6">L</text:span> <draw:control text:anchor-type="as-char" draw:z-index="25" draw:style-name="gr1" draw:text-style-name="P13" svg:width="0.345cm" svg:height="0.345cm" draw:control="control26"/><text:s/><text:span text:style-name="T6">XL </text:span><text:s/><draw:control text:anchor-type="as-char" draw:z-index="26" draw:style-name="gr1" draw:text-style-name="P13" svg:width="0.345cm" svg:height="0.345cm" draw:control="control27"/><text:s/><text:span text:style-name="T6">XXL </text:span><text:s/><draw:control text:anchor-type="as-char" draw:z-index="27" draw:style-name="gr1" draw:text-style-name="P13" svg:width="0.345cm" svg:height="0.345cm" draw:control="control28"/><text:s/><text:span text:style-name="T6">XXXL</text:span></text:p>
      <text:p text:style-name="P6"/>
      <text:p text:style-name="P6"/>
      <text:p text:style-name="P6"/>
      <text:p text:style-name="P6"><text:soft-page-break/>¿Has visto alguna vez pendientes de aros de 6 pulgadas? <text:line-break/></text:p>
      <text:p text:style-name="P6"/>
      <text:p text:style-name="P6"><text:line-break/>¿Crees que se debe concienciar en los colegios el tema de que hay fetiches buenos y se debe respetar a todo fetichista con algún fetiche legal? <text:line-break/></text:p>
      <text:p text:style-name="P6"/>
      <text:p text:style-name="P6"><text:line-break/>¿Te irritan los grandes pendientes de aros? <text:line-break/></text:p>
      <text:p text:style-name="P6"/>
      <text:p text:style-name="P6"><text:line-break/>¿Crees que se puede estar con una persona buena y además de eso amar especialmente esa persona porque se ponga pendientes de aros? <text:line-break/><text:line-break/></text:p>
      <text:p text:style-name="P6"/>
      <text:p text:style-name="P6">Crees que en tu barrio hay fetichistas con algún fetiche legal? <text:line-break/><text:line-break/><text:lin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0T18:46:34.086000000</meta:creation-date>
    <dc:date>2018-10-13T12:07:46.681000000</dc:date>
    <meta:editing-duration>PT1M38S</meta:editing-duration>
    <meta:editing-cycles>2</meta:editing-cycles>
    <meta:generator>LibreOffice/6.1.1.2$Windows_X86_64 LibreOffice_project/5d19a1bfa650b796764388cd8b33a5af1f5baa1b</meta:generator>
    <meta:document-statistic meta:table-count="1" meta:image-count="0" meta:object-count="0" meta:page-count="3" meta:paragraph-count="35" meta:word-count="303" meta:character-count="1724" meta:non-whitespace-character-count="1358"/>
  </office:meta>
</office:document-meta>
</file>